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Lato" svg:font-family="Lato, sans-serif"/>
    <style:font-face style:name="arial" svg:font-family="arial, sans-serif"/>
    <style:font-face style:name="sans-serif" svg:font-family="sans-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P1" style:family="paragraph" style:parent-style-name="Standard">
      <style:paragraph-properties fo:text-align="end" style:justify-single-word="false"/>
      <style:text-properties officeooo:rsid="002e5e17" officeooo:paragraph-rsid="002e5e17"/>
    </style:style>
    <style:style style:name="P2"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center" style:justify-single-word="false"/>
      <style:text-properties style:font-name="Calibri" officeooo:rsid="002e5e17" officeooo:paragraph-rsid="002e5e17"/>
    </style:style>
    <style:style style:name="P5" style:family="paragraph" style:parent-style-name="Standard">
      <style:paragraph-properties fo:text-align="end" style:justify-single-word="false"/>
      <style:text-properties style:font-name="Calibri" officeooo:rsid="002e5e17" officeooo:paragraph-rsid="002e5e17"/>
    </style:style>
    <style:style style:name="P6" style:family="paragraph" style:parent-style-name="Standard">
      <style:paragraph-properties fo:text-align="center" style:justify-single-word="false"/>
      <style:text-properties style:font-name="Garamond" officeooo:rsid="002e5e17" officeooo:paragraph-rsid="002e5e17"/>
    </style:style>
    <style:style style:name="P7"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8"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2fc930" officeooo:paragraph-rsid="002fc930"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0a91" officeooo:paragraph-rsid="00330a91"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6d20" officeooo:paragraph-rsid="00336d20"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a627" officeooo:paragraph-rsid="0036a627"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290d7" officeooo:paragraph-rsid="003290d7"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2a1a1"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48afc"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ff0b" officeooo:paragraph-rsid="0036ff0b"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88c97" officeooo:paragraph-rsid="00388c97"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1pt" officeooo:paragraph-rsid="00388c97" style:font-size-asian="11pt" style:font-size-complex="11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Enunciado">
      <style:paragraph-properties fo:text-align="justify" style:justify-single-word="false"/>
    </style:style>
    <style:style style:name="P23"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24"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25"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26"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27"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8" style:family="paragraph" style:parent-style-name="Heading_20_1">
      <style:paragraph-properties fo:break-before="page"/>
    </style:style>
    <style:style style:name="P29" style:family="paragraph" style:parent-style-name="Heading_20_2">
      <style:text-properties officeooo:rsid="003a24d3" officeooo:paragraph-rsid="003a24d3"/>
    </style:style>
    <style:style style:name="P30" style:family="paragraph" style:parent-style-name="Heading_20_2">
      <style:text-properties officeooo:paragraph-rsid="00427cb2"/>
    </style:style>
    <style:style style:name="P31" style:family="paragraph" style:parent-style-name="Heading_20_2">
      <style:text-properties officeooo:paragraph-rsid="00465a7b"/>
    </style:style>
    <style:style style:name="P32" style:family="paragraph" style:parent-style-name="Standard" style:list-style-name="L1">
      <style:paragraph-properties fo:text-align="justify" style:justify-single-word="false"/>
      <style:text-properties officeooo:rsid="0036a627" officeooo:paragraph-rsid="0036a627"/>
    </style:style>
    <style:style style:name="P33" style:family="paragraph" style:parent-style-name="Standard" style:list-style-name="L1">
      <style:paragraph-properties fo:text-align="justify" style:justify-single-word="false"/>
      <style:text-properties officeooo:rsid="00354994" officeooo:paragraph-rsid="0036a627"/>
    </style:style>
    <style:style style:name="P34" style:family="paragraph" style:parent-style-name="Standard">
      <style:paragraph-properties fo:text-align="justify" style:justify-single-word="false"/>
      <style:text-properties style:font-name="Garamond" officeooo:rsid="001d081d" officeooo:paragraph-rsid="001d081d"/>
    </style:style>
    <style:style style:name="P35" style:family="paragraph" style:parent-style-name="Standard">
      <style:paragraph-properties fo:text-align="justify" style:justify-single-word="false"/>
      <style:text-properties style:font-name="Garamond" officeooo:rsid="00272121" officeooo:paragraph-rsid="001f4a2f"/>
    </style:style>
    <style:style style:name="P36" style:family="paragraph" style:parent-style-name="Standard">
      <style:paragraph-properties fo:text-align="center" style:justify-single-word="false"/>
      <style:text-properties style:font-name="Garamond" officeooo:rsid="002e5e17" officeooo:paragraph-rsid="002e5e17"/>
    </style:style>
    <style:style style:name="P37" style:family="paragraph" style:parent-style-name="Standard">
      <style:text-properties officeooo:paragraph-rsid="003dddfe"/>
    </style:style>
    <style:style style:name="P38" style:family="paragraph" style:parent-style-name="Standard" style:list-style-name="L4"/>
    <style:style style:name="P39" style:family="paragraph" style:parent-style-name="Standard" style:list-style-name="L5">
      <style:text-properties officeooo:paragraph-rsid="00415304"/>
    </style:style>
    <style:style style:name="P40" style:family="paragraph" style:parent-style-name="Standard">
      <style:text-properties officeooo:paragraph-rsid="00415304"/>
    </style:style>
    <style:style style:name="P41" style:family="paragraph" style:parent-style-name="Standard" style:list-style-name="L6"/>
    <style:style style:name="P42" style:family="paragraph" style:parent-style-name="Standard">
      <style:text-properties officeooo:paragraph-rsid="00427cb2"/>
    </style:style>
    <style:style style:name="P43" style:family="paragraph" style:parent-style-name="Standard" style:list-style-name="L8"/>
    <style:style style:name="P44" style:family="paragraph" style:parent-style-name="Standard">
      <style:text-properties officeooo:rsid="00434022" officeooo:paragraph-rsid="00434022"/>
    </style:style>
    <style:style style:name="P45" style:family="paragraph" style:parent-style-name="Standard">
      <style:text-properties officeooo:paragraph-rsid="00434022"/>
    </style:style>
    <style:style style:name="P46" style:family="paragraph" style:parent-style-name="Standard">
      <style:text-properties officeooo:paragraph-rsid="00434e8d"/>
    </style:style>
    <style:style style:name="P47"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1pt" style:font-size-asian="11pt" style:font-size-complex="11pt"/>
    </style:style>
    <style:style style:name="P48" style:family="paragraph" style:parent-style-name="Standard">
      <style:paragraph-properties fo:margin-top="0.101cm" fo:margin-bottom="0.101cm" loext:contextual-spacing="false"/>
    </style:style>
    <style:style style:name="P49"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50" style:family="paragraph" style:parent-style-name="Text_20_body">
      <style:text-properties officeooo:rsid="003a24d3" officeooo:paragraph-rsid="003a24d3"/>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style:font-name="Calibri" fo:font-size="16.1000003814697pt" fo:font-weight="normal" officeooo:rsid="00427cb2" style:font-name-asian="Droid Sans Fallback" style:font-size-asian="16.1000003814697pt" style:font-weight-asian="normal" style:font-name-complex="FreeSans" style:font-size-complex="16.1000003814697pt" style:font-weight-complex="normal"/>
    </style:style>
    <style:style style:name="T19" style:family="text">
      <style:text-properties fo:color="#666666" style:font-name="Garamond" fo:font-style="italic" officeooo:rsid="0032924c" style:font-style-asian="italic" style:font-style-complex="italic"/>
    </style:style>
    <style:style style:name="T20" style:family="text">
      <style:text-properties fo:color="#666666" style:font-name="Garamond" fo:font-style="italic" officeooo:rsid="003b476e" style:font-style-asian="italic" style:font-style-complex="italic"/>
    </style:style>
    <style:style style:name="T21" style:family="text">
      <style:text-properties officeooo:rsid="0036a627"/>
    </style:style>
    <style:style style:name="T22" style:family="text">
      <style:text-properties fo:font-variant="normal" fo:text-transform="none" fo:color="#000000" style:text-outline="false" style:text-line-through-style="none" style:text-line-through-type="none" style:font-name="Garamond" fo:font-size="10pt" fo:letter-spacing="normal" fo:font-style="normal" fo:text-shadow="none" style:text-underline-style="none" fo:font-weight="normal" officeooo:rsid="00388c97"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4" style:family="text">
      <style:text-properties fo:font-variant="normal" fo:text-transform="none" fo:letter-spacing="normal" fo:font-style="normal" fo:font-weight="normal" loext:padding="0cm" loext:border="none"/>
    </style:style>
    <style:style style:name="T25" style:family="text">
      <style:text-properties fo:font-variant="normal" fo:text-transform="none" fo:letter-spacing="normal" fo:font-style="normal" fo:font-weight="normal" officeooo:rsid="003a24d3" loext:padding="0cm" loext:border="none"/>
    </style:style>
    <style:style style:name="T26" style:family="text">
      <style:text-properties fo:font-variant="normal" fo:text-transform="none" fo:letter-spacing="normal" fo:font-style="normal" fo:font-weight="normal" officeooo:rsid="00434e8d" loext:padding="0cm" loext:border="none"/>
    </style:style>
    <style:style style:name="T27" style:family="text">
      <style:text-properties fo:color="#000000" style:text-outline="false" style:text-line-through-style="none" style:text-line-through-type="none" style:font-name="Garamond" fo:font-size="10pt" fo:font-style="normal" fo:text-shadow="none" style:text-underline-style="none" fo:font-weight="normal" officeooo:rsid="00388c97" style:font-size-asian="10pt" style:font-style-asian="normal" style:font-weight-asian="normal" style:font-size-complex="10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9" style:family="text">
      <style:text-properties officeooo:rsid="003a24d3"/>
    </style:style>
    <style:style style:name="T30" style:family="text">
      <style:text-properties style:font-name="Garamond" officeooo:rsid="003dddfe"/>
    </style:style>
    <style:style style:name="T31" style:family="text">
      <style:text-properties style:font-name="Garamond" officeooo:rsid="00434e8d"/>
    </style:style>
    <style:style style:name="T32" style:family="text">
      <style:text-properties officeooo:rsid="003dddfe"/>
    </style:style>
    <style:style style:name="T33" style:family="text">
      <style:text-properties officeooo:rsid="0041e20a"/>
    </style:style>
    <style:style style:name="T34" style:family="text">
      <style:text-properties officeooo:rsid="00427cb2"/>
    </style:style>
    <style:style style:name="T35" style:family="text">
      <style:text-properties officeooo:rsid="00434022"/>
    </style:style>
    <style:style style:name="T36" style:family="text">
      <style:text-properties officeooo:rsid="00434e8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Escuela Politécnica Superior</text:p>
      <text:p text:style-name="P2">Universidad de Córdoba</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8">Software Libre y Compromiso Social</text:p>
      <text:p text:style-name="P7">Práctica 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5">Eduardo Arroyo Ramírez</text:p>
      <text:p text:style-name="P1"><text:a xlink:type="simple" xlink:href="mailto:i12arrae@uco.es" text:style-name="Internet_20_link" text:visited-style-name="Visited_20_Internet_20_Link"><text:span text:style-name="T16">i12arrae@uco.es</text:span></text:a></text:p>
      <text:p text:style-name="P5">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0"><text:a xlink:type="simple" xlink:href="#__RefHeading___Toc342_3235975419" text:style-name="Index_20_Link" text:visited-style-name="Index_20_Link">Ejercicio 1<text:tab/>3</text:a></text:p>
          <text:p text:style-name="P21"><text:a xlink:type="simple" xlink:href="#__RefHeading___Toc378_3679261928" text:style-name="Index_20_Link" text:visited-style-name="Index_20_Link">Pregunta 1<text:tab/>3</text:a></text:p>
          <text:p text:style-name="P21"><text:a xlink:type="simple" xlink:href="#__RefHeading___Toc380_3679261928" text:style-name="Index_20_Link" text:visited-style-name="Index_20_Link">Pregunta 2<text:tab/>3</text:a></text:p>
          <text:p text:style-name="P20"><text:a xlink:type="simple" xlink:href="#__RefHeading___Toc344_3235975419" text:style-name="Index_20_Link" text:visited-style-name="Index_20_Link">Ejercicio 2<text:tab/>4</text:a></text:p>
          <text:p text:style-name="P21"><text:a xlink:type="simple" xlink:href="#__RefHeading___Toc414_3679261928" text:style-name="Index_20_Link" text:visited-style-name="Index_20_Link">Writer<text:tab/>4</text:a></text:p>
          <text:p text:style-name="P21"><text:a xlink:type="simple" xlink:href="#__RefHeading___Toc416_3679261928" text:style-name="Index_20_Link" text:visited-style-name="Index_20_Link">Calc<text:tab/>5</text:a></text:p>
          <text:p text:style-name="P21"><text:a xlink:type="simple" xlink:href="#__RefHeading___Toc418_3679261928" text:style-name="Index_20_Link" text:visited-style-name="Index_20_Link">Impress<text:tab/>5</text:a></text:p>
          <text:p text:style-name="P21"><text:a xlink:type="simple" xlink:href="#__RefHeading___Toc420_3679261928" text:style-name="Index_20_Link" text:visited-style-name="Index_20_Link">Draw<text:tab/>5</text:a></text:p>
          <text:p text:style-name="P21"><text:a xlink:type="simple" xlink:href="#__RefHeading___Toc422_3679261928" text:style-name="Index_20_Link" text:visited-style-name="Index_20_Link">Base<text:tab/>6</text:a></text:p>
          <text:p text:style-name="P21"><text:a xlink:type="simple" xlink:href="#__RefHeading___Toc424_3679261928" text:style-name="Index_20_Link" text:visited-style-name="Index_20_Link">Math<text:tab/>6</text:a></text:p>
          <text:p text:style-name="P21"><text:a xlink:type="simple" xlink:href="#__RefHeading___Toc426_3679261928" text:style-name="Index_20_Link" text:visited-style-name="Index_20_Link">The Document Foundation<text:tab/>6</text:a></text:p>
          <text:p text:style-name="P21"><text:a xlink:type="simple" xlink:href="#__RefHeading___Toc428_3679261928" text:style-name="Index_20_Link" text:visited-style-name="Index_20_Link">Open Document Format<text:tab/>6</text:a></text:p>
          <text:p text:style-name="P21"><text:a xlink:type="simple" xlink:href="#__RefHeading___Toc430_3679261928" text:style-name="Index_20_Link" text:visited-style-name="Index_20_Link">Formato PDF<text:tab/>7</text:a></text:p>
          <text:p text:style-name="P20"><text:a xlink:type="simple" xlink:href="#__RefHeading___Toc346_3235975419" text:style-name="Index_20_Link" text:visited-style-name="Index_20_Link">Ejercicio 3<text:tab/>7</text:a></text:p>
          <text:p text:style-name="P21"><text:a xlink:type="simple" xlink:href="#__RefHeading___Toc472_3679261928" text:style-name="Index_20_Link" text:visited-style-name="Index_20_Link">Ubuntu<text:tab/>7</text:a></text:p>
          <text:p text:style-name="P21"><text:a xlink:type="simple" xlink:href="#__RefHeading___Toc474_3679261928" text:style-name="Index_20_Link" text:visited-style-name="Index_20_Link">Mint<text:tab/>7</text:a></text:p>
          <text:p text:style-name="P21"><text:a xlink:type="simple" xlink:href="#__RefHeading___Toc476_3679261928" text:style-name="Index_20_Link" text:visited-style-name="Index_20_Link">Elementary OS<text:tab/>7</text:a></text:p>
          <text:p text:style-name="P20"><text:a xlink:type="simple" xlink:href="#__RefHeading___Toc348_3235975419" text:style-name="Index_20_Link" text:visited-style-name="Index_20_Link">Ejercicio 4<text:tab/>7</text:a></text:p>
          <text:p text:style-name="P20"><text:a xlink:type="simple" xlink:href="#__RefHeading___Toc350_3235975419" text:style-name="Index_20_Link" text:visited-style-name="Index_20_Link">Ejercicio 5<text:tab/>8</text:a></text:p>
        </text:index-body>
      </text:table-of-content>
      <text:section text:style-name="Sect2" text:name="Sección1">
        <text:p text:style-name="Standard"/>
      </text:section>
      <text:h text:style-name="P28" text:outline-level="1"><text:bookmark-start text:name="__RefHeading___Toc342_3235975419"/>Ejercicio 1<text:bookmark-end text:name="__RefHeading___Toc342_3235975419"/></text:h>
      <text:p text:style-name="P22">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P22">¿<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2912402403" text:style-name="L1">
        <text:list-item>
          <text:p text:style-name="P32">Editor de hojas de cálculo</text:p>
        </text:list-item>
        <text:list-item>
          <text:p text:style-name="P32">Calculadora</text:p>
        </text:list-item>
        <text:list-item>
          <text:p text:style-name="P33">Visualización de PDF</text:p>
        </text:list-item>
        <text:list-item>
          <text:p text:style-name="P32">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9">Categoría</text:p>
          </table:table-cell>
          <table:table-cell table:style-name="Tabla1.A1" office:value-type="string">
            <text:p text:style-name="P9">GNU/Linux</text:p>
          </table:table-cell>
          <table:table-cell table:style-name="Tabla1.A1" office:value-type="string">
            <text:p text:style-name="P9">Windows</text:p>
          </table:table-cell>
        </table:table-row>
        <table:table-row table:style-name="Tabla1.1">
          <table:table-cell table:style-name="Tabla1.A2" office:value-type="string">
            <text:p text:style-name="P10">Edición y procesamiento de textos</text:p>
          </table:table-cell>
          <table:table-cell table:style-name="Tabla1.A2" office:value-type="string">
            <text:p text:style-name="P11">LibreOffice<text:line-break/>OpenOffice.org</text:p>
          </table:table-cell>
          <table:table-cell table:style-name="Tabla1.A2" office:value-type="string">
            <text:p text:style-name="P11">LibreOffice<text:line-break/>OpenOffice.org</text:p>
          </table:table-cell>
        </table:table-row>
        <table:table-row table:style-name="Tabla1.1">
          <table:table-cell table:style-name="Tabla1.A3" office:value-type="string">
            <text:p text:style-name="P10">Navegador Web</text:p>
          </table:table-cell>
          <table:table-cell table:style-name="Tabla1.A3" office:value-type="string">
            <text:p text:style-name="P12">Firefox<text:line-break/>Chromium<text:line-break/>Konqueror<text:line-break/>Lynx</text:p>
          </table:table-cell>
          <table:table-cell table:style-name="Tabla1.A3" office:value-type="string">
            <text:p text:style-name="P12">Firefox<text:line-break/>Chromium</text:p>
          </table:table-cell>
        </table:table-row>
        <table:table-row table:style-name="Tabla1.1">
          <table:table-cell table:style-name="Tabla1.A2" office:value-type="string">
            <text:p text:style-name="P10">Correo electrónico</text:p>
          </table:table-cell>
          <table:table-cell table:style-name="Tabla1.A2" office:value-type="string">
            <text:p text:style-name="P12">Thunderbird<text:line-break/><text:span text:style-name="T21">SeaMonkey<text:line-break/>Evolution</text:span></text:p>
          </table:table-cell>
          <table:table-cell table:style-name="Tabla1.A2" office:value-type="string">
            <text:p text:style-name="P12">Thunderbird<text:line-break/><text:span text:style-name="T21">SeaMonkey</text:span></text:p>
          </table:table-cell>
        </table:table-row>
        <table:table-row table:style-name="Tabla1.1">
          <table:table-cell table:style-name="Tabla1.A3" office:value-type="string">
            <text:p text:style-name="P10">Editor de imágenes</text:p>
          </table:table-cell>
          <table:table-cell table:style-name="Tabla1.A3" office:value-type="string">
            <text:p text:style-name="P12">GIMP<text:line-break/>Darktable<text:line-break/>Inkscape</text:p>
          </table:table-cell>
          <table:table-cell table:style-name="Tabla1.C5" office:value-type="float" office:value="0">
            <text:p text:style-name="P10">GIMP</text:p>
            <text:p text:style-name="P14">Darktable<text:line-break/>Inkscape</text:p>
          </table:table-cell>
        </table:table-row>
        <table:table-row table:style-name="Tabla1.1">
          <table:table-cell table:style-name="Tabla1.A2" office:value-type="string">
            <text:p text:style-name="P10">Mensajería</text:p>
          </table:table-cell>
          <table:table-cell table:style-name="Tabla1.A2" office:value-type="string">
            <text:p text:style-name="P11">LibreOffice<text:line-break/>OpenOffice.org</text:p>
          </table:table-cell>
          <table:table-cell table:style-name="Tabla1.A2" office:value-type="string">
            <text:p text:style-name="P11">LibreOffice<text:line-break/>OpenOffice.org</text:p>
          </table:table-cell>
        </table:table-row>
        <table:table-row table:style-name="Tabla1.1">
          <table:table-cell table:style-name="Tabla1.A3" office:value-type="string">
            <text:p text:style-name="P13">Editor de hojas de cálculo</text:p>
          </table:table-cell>
          <table:table-cell table:style-name="Tabla1.A3" office:value-type="string">
            <text:p text:style-name="P11">LibreOffice<text:line-break/>OpenOffice.org</text:p>
          </table:table-cell>
          <table:table-cell table:style-name="Tabla1.A3" office:value-type="string">
            <text:p text:style-name="P11">LibreOffice<text:line-break/>OpenOffice.org</text:p>
          </table:table-cell>
        </table:table-row>
        <table:table-row table:style-name="Tabla1.1">
          <table:table-cell table:style-name="Tabla1.A2" office:value-type="string">
            <text:p text:style-name="P13">Calculadora</text:p>
          </table:table-cell>
          <table:table-cell table:style-name="Tabla1.A2" office:value-type="string">
            <text:p text:style-name="P19"><text:span text:style-name="T28">SpeedCrunch<text:line-break/></text:span><text:span text:style-name="T23">GraphCalc<text:line-break/>Kcalc</text:span></text:p>
          </table:table-cell>
          <table:table-cell table:style-name="Tabla1.A2" office:value-type="string">
            <text:p text:style-name="P47"><text:span text:style-name="T28">SpeedCrunch<text:line-break/></text:span><text:span text:style-name="T23">GraphCalc</text:span></text:p>
          </table:table-cell>
        </table:table-row>
        <table:table-row table:style-name="Tabla1.1">
          <table:table-cell table:style-name="Tabla1.A9" office:value-type="string">
            <text:p text:style-name="P15">Visualización de PDFs</text:p>
          </table:table-cell>
          <table:table-cell table:style-name="Tabla1.B9" office:value-type="string">
            <text:p text:style-name="P16">Evince<text:line-break/>Okular<text:line-break/>Xpdf<text:line-break/>gv</text:p>
          </table:table-cell>
          <table:table-cell table:style-name="Tabla1.C9" office:value-type="string">
            <text:p text:style-name="P16">SumatraPDF<text:line-break/>MuPDF<text:line-break/>gv</text:p>
          </table:table-cell>
        </table:table-row>
        <table:table-row table:style-name="Tabla1.1">
          <table:table-cell table:style-name="Tabla1.A2" office:value-type="string">
            <text:p text:style-name="P17">Videoconferencia</text:p>
          </table:table-cell>
          <table:table-cell table:style-name="Tabla1.A2" office:value-type="string">
            <text:p text:style-name="P18">Jitsi</text:p>
          </table:table-cell>
          <table:table-cell table:style-name="Tabla1.A2" office:value-type="string">
            <text:p text:style-name="P18">Jitsi</text:p>
          </table:table-cell>
        </table:table-row>
      </table:table>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22"><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3058217545" text:style-name="L2">
        <text:list-item>
          <text:p text:style-name="P25">Fecha de inicio del proyecto</text:p>
        </text:list-item>
        <text:list-item>
          <text:p text:style-name="P23">Enumera los componentes de LibreOffice y describe brevemente la utilidad de cada uno</text:p>
        </text:list-item>
        <text:list-item>
          <text:p text:style-name="P23">The Document Foundation</text:p>
        </text:list-item>
        <text:list-item>
          <text:p text:style-name="P23">ODF (OpenDocument format)</text:p>
        </text:list-item>
        <text:list-item>
          <text:p text:style-name="P23">Sun Microsystems. Breve <text:span text:style-name="T20">historia</text:span>ª, lugar de origen y nombre de alguno de sus productos.</text:p>
        </text:list-item>
        <text:list-item>
          <text:p text:style-name="P23">¿En qué <text:span text:style-name="T13">lenguajes de programación </text:span>está desarrollado LibreOffice?</text:p>
        </text:list-item>
        <text:list-item>
          <text:p text:style-name="P23">¿En qué SO puede ejecutarse LibreOffice?</text:p>
        </text:list-item>
        <text:list-item>
          <text:p text:style-name="P23">¿Cuál es la última versión de LibreOffice y en qué fecha salió?</text:p>
        </text:list-item>
        <text:list-item>
          <text:p text:style-name="P23">¿A cuántos idiomas está traducido LibreOffice?</text:p>
        </text:list-item>
        <text:list-item>
          <text:p text:style-name="P24">¿El formato PDF es un formato libre? Describe brevemente su <text:span text:style-name="T19">historia.</text:span></text:p>
        </text:list-item>
      </text:list>
      <text:p text:style-name="P42"><text:span text:style-name="T29">L</text:span>ibreOffice es un paquete de software de oficina <text:span text:style-name="T29">creado</text:span> en 2010 como bifurcación de OpenOffice.org, otro antiguo proyecto de código abierto, que a su vez tenía como base inicial la suite ofimática StarOffice, desarrollada por StarDivision, adquirida por Sun Microsystems en agosto de <text:s/>1999. <text:span text:style-name="T29">LibreOffice puede ser utilizado en diversas plataformas, incluyendo Linux, FreeBSD, Mac OS X y Microsoft Windows.</text:span> <text:span text:style-name="T25">E</text:span><text:span text:style-name="T24">n su desarrollo se utilizan los lenguajes C++, Java y Python. Utilizan Git como sistema de control de versiones. </text:span><text:span text:style-name="T26">La suite está disponible en 114 idiomas (disponibles para descarga). </text:span>LibreOffice Writer se publica bajo la Licencia Pública General Reducida de GNU v3 <text:span text:style-name="T32">y su última versión estable liberada es la 6.4.2.2, </text:span><text:span text:style-name="T34">el día 29 de enero de 2020. </text:span><text:span text:style-name="T29">La suite incluye los módulos Writer, Calc, Impress, Draw, Base, y Math.</text:span></text:p>
      <text:h text:style-name="P29" text:outline-level="2"><text:bookmark-start text:name="__RefHeading___Toc414_3679261928"/>Writer<text:bookmark-end text:name="__RefHeading___Toc414_3679261928"/></text:h>
      <text:p text:style-name="Standard">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text:p>
      <text:p text:style-name="P37">Writer ofrece varias características, como la inclusión de un mecanismo de completado de palabras para escritura predictiva y la capacidad de exportar a formato PDF. Incluye:</text:p>
      <text:list xml:id="list1391323510" text:style-name="L4">
        <text:list-item>
          <text:p text:style-name="P38">Plantillas y estilos</text:p>
        </text:list-item>
        <text:list-item>
          <text:p text:style-name="P38">Un corrector ortográfico (Hunspell)</text:p>
        </text:list-item>
        <text:list-item>
          <text:p text:style-name="P38">Contador de palabras y caracteres</text:p>
        </text:list-item>
        <text:list-item>
          <text:p text:style-name="P38">Métodos de diseño de página, incluyendo marcos, columnas, y tablas</text:p>
        </text:list-item>
        <text:list-item>
          <text:p text:style-name="P38">Capacidad para embeber o enlazar gráficos, hojas de cálculo, y otros objetos</text:p>
        </text:list-item>
        <text:list-item>
          <text:p text:style-name="P38">Herramientas de dibujo incorporadas</text:p>
        </text:list-item>
        <text:list-item>
          <text:p text:style-name="P38">Reemplazo de renderizado de texto de Java por renderizado de texto nativo lo cual mejora grandemente la legibilidad​</text:p>
        </text:list-item>
        <text:list-item>
          <text:p text:style-name="P38">L<text:span text:style-name="T30">o</text:span>s cuadros de diálogo en Java preexistentes han sido reemplazadas por cajas de diálogo nativas más sencillas.<text:bookmark text:name="cite_ref-Proffitt07Feb11_14-0"/></text:p>
        </text:list-item>
        <text:list-item>
          <text:p text:style-name="P38">Soporte de color y estilos de línea para las columnas y líneas de separación de las notas a pie de página. Esto mejora la compatibilidad de LibreOffice con OD<text:span text:style-name="T32">F</text:span></text:p>
        </text:list-item>
        <text:list-item>
          <text:p text:style-name="P38">Documentos maestros—para agrupar una colección de documentos en un documento único</text:p>
        </text:list-item>
        <text:list-item>
          <text:p text:style-name="P38">La capacidad de importar y editar archivos PDF.</text:p>
        </text:list-item>
        <text:list-item>
          <text:p text:style-name="P38">Compatibilidad de archivos significativamente mejorada cuando se trata con Microsoft Word, <text:soft-page-break/>comparado a OpenOffice</text:p>
        </text:list-item>
        <text:list-item>
          <text:p text:style-name="P38">Integración de base de datos, incluyendo una base de datos de bibliografía</text:p>
        </text:list-item>
        <text:list-item>
          <text:p text:style-name="P38">Exportación a PDF, incluyendo marcapáginas</text:p>
        </text:list-item>
        <text:list-item>
          <text:p text:style-name="P38">MailMerge</text:p>
        </text:list-item>
        <text:list-item>
          <text:p text:style-name="P38">Editor de ecuación (LibreOffice Math)</text:p>
        </text:list-item>
        <text:list-item>
          <text:p text:style-name="P38">Escriptable y controlable remotamente vía UNO API</text:p>
        </text:list-item>
        <text:list-item>
          <text:p text:style-name="P38">Indexación</text:p>
        </text:list-item>
        <text:list-item>
          <text:p text:style-name="P38">Autocorrección</text:p>
        </text:list-item>
        <text:list-item>
          <text:p text:style-name="P38">Autocompletado</text:p>
        </text:list-item>
        <text:list-item>
          <text:p text:style-name="P38">Selección de elementos no consecutivos en Modo Añadir</text:p>
        </text:list-item>
      </text:list>
      <text:h text:style-name="Heading_20_2" text:outline-level="2"><text:bookmark-start text:name="__RefHeading___Toc416_3679261928"/>Cal<text:span text:style-name="T32">c</text:span><text:bookmark-end text:name="__RefHeading___Toc416_3679261928"/></text:h>
      <text:p text:style-name="Standard">Calc es la hoja de cálculo <text:span text:style-name="T33">de la suite </text:span>LibreOffice. Calc es capaz de abrir y guardar la mayoría de las hojas de cálculo en el formato de archivo de Microsoft Excel. También es capaz de guardar las hojas de cálculo como archivos PDF.</text:p>
      <text:p text:style-name="P40"/>
      <text:p text:style-name="P40">Las capacidades de Calc incluyen:</text:p>
      <text:list xml:id="list3203168223" text:style-name="L5">
        <text:list-item>
          <text:p text:style-name="P39">Leer/escribir documentos en formatos OpenDocument (ODF), Excel (XLS), CSV y otros formatos.</text:p>
        </text:list-item>
        <text:list-item>
          <text:p text:style-name="P39">Soporte para un gran número de funciones, incluyendo la de números imaginarios, así como funciones financieras y estadísticas.</text:p>
        </text:list-item>
        <text:list-item>
          <text:p text:style-name="P39">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Standard">LibreOfice Impress es el programa de presentación del paquete de oficina LibreOffice, semejante a Microsoft Power Point y a Corel Presentations de Corel. Algunas de las características de Impress incluyen:</text:p>
      <text:list xml:id="list2971507327" text:style-name="L6">
        <text:list-item>
          <text:p text:style-name="P41">Permite crear diapositivas que pueden incluir diagramas, objetos de dibujo, texto, multimedia y muchos otros elementos.</text:p>
        </text:list-item>
        <text:list-item>
          <text:p text:style-name="P41">Permite hacer transiciones entre diapositivas, animaciones de los elementos de una diapositiva, y efectos multimedia.</text:p>
        </text:list-item>
        <text:list-item>
          <text:p text:style-name="P41">Muchas de las herramientas para crear gráficos vectoriales en LibreOffice Draw se encuentran también en Impress.</text:p>
        </text:list-item>
        <text:list-item>
          <text:p text:style-name="P41">Uso de plantillas.</text:p>
        </text:list-item>
        <text:list-item>
          <text:p text:style-name="P41">Puede importar y modificar y exportar presentaciones de Microsoft Powerpoint.</text:p>
        </text:list-item>
        <text:list-item>
          <text:p text:style-name="P41">Exportar la presentación a PDF y SWF.</text:p>
        </text:list-item>
      </text:list>
      <text:h text:style-name="Heading_20_2" text:outline-level="2"><text:bookmark-start text:name="__RefHeading___Toc420_3679261928"/>Draw<text:bookmark-end text:name="__RefHeading___Toc420_3679261928"/></text:h>
      <text:p text:style-name="Standard">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50">Es un programa de gestión de bases de datos muy similar al software Access de Microsoft. <text:soft-page-break/>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50">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30" text:outline-level="2"><text:bookmark-start text:name="__RefHeading___Toc426_3679261928"/><text:span text:style-name="T18">The Document Foundation</text:span><text:bookmark-end text:name="__RefHeading___Toc426_3679261928"/></text:h>
      <text:p text:style-name="P44">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P45"><text:span text:style-name="T35">Se esperaba que </text:span><text:span text:style-name="T36">la denominación </text:span><text:span text:style-name="T35">LibreOffice </text:span><text:span text:style-name="T31">fuera</text:span><text:span text:style-name="T35">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P44">A finales del octubre de 2010, 33 desarrolladores salieron de OpenOffice.org y se movieron a The Document Foundation para trabajar en LibreOffice. Los desarrolladores pensaban que Oracle no 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P44">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P44">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P46">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P46">LibreOffice utiliza el formato OpenDocument (ODF), un formato de archivo completamente <text:soft-page-break/>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P48">Entre las extensiones típicas de los archivos ODF están las siguientes:</text:p>
      <text:list xml:id="list2415034947" text:style-name="L8">
        <text:list-item>
          <text:p text:style-name="P43">.odt – documento de texto</text:p>
        </text:list-item>
        <text:list-item>
          <text:p text:style-name="P43">.ods – libro de hojas de cálculo</text:p>
        </text:list-item>
        <text:list-item>
          <text:p text:style-name="P43">.odp – presentación de diapositivas</text:p>
        </text:list-item>
        <text:list-item>
          <text:p text:style-name="P43">.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3">Ejercicio </text:span><text:span text:style-name="T4">3</text:span><text:bookmark-end text:name="__RefHeading___Toc346_3235975419"/></text:h>
      <text:p text:style-name="P22"><text:span text:style-name="T11">Haz una pequeña investigación y enumera 3 distribuciones de GNU/Linux más utilizadas. </text:span>Enumera las herramientas de software libre más utilizadas <text:span text:style-name="T5">por usuarios básicos en esas 3 distribuciones. </text:span></text:p>
      <text:h text:style-name="P31" text:outline-level="2"><text:bookmark-start text:name="__RefHeading___Toc472_3679261928"/>Ubuntu<text:bookmark-end text:name="__RefHeading___Toc472_3679261928"/></text:h>
      <text:h text:style-name="P31" text:outline-level="2"><text:bookmark-start text:name="__RefHeading___Toc474_3679261928"/>Mint<text:bookmark-end text:name="__RefHeading___Toc474_3679261928"/></text:h>
      <text:h text:style-name="P31" text:outline-level="2"><text:bookmark-start text:name="__RefHeading___Toc476_3679261928"/>Elementary OS<text:bookmark-end text:name="__RefHeading___Toc476_3679261928"/></text:h>
      <text:h text:style-name="Heading_20_1" text:outline-level="1"><text:bookmark-start text:name="__RefHeading___Toc348_3235975419"/><text:span text:style-name="T3">Ejercicio </text:span><text:span text:style-name="T4">4</text:span><text:bookmark-end text:name="__RefHeading___Toc348_3235975419"/></text:h>
      <text:p text:style-name="P22">Los “entornos de escritorio” o <text:span text:style-name="T7">desktop environment</text:span> permiten el uso cómodo de cualquier dispositivo mediante elementos gráficos que cada entorno en cuestión estiliza de una u otra forma y usa un método de interacción con 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p text:style-name="P34"/>
      <text:h text:style-name="Heading_20_1" text:outline-level="1"><text:bookmark-start text:name="__RefHeading___Toc350_3235975419"/><text:soft-page-break/><text:span text:style-name="T3">Ejercicio </text:span><text:span text:style-name="T17">5</text:span><text:bookmark-end text:name="__RefHeading___Toc350_3235975419"/></text:h>
      <text:p text:style-name="P22">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p text:style-name="P3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Lato" svg:font-family="Lato, sans-serif"/>
    <style:font-face style:name="arial" svg:font-family="arial, sans-serif"/>
    <style:font-face style:name="sans-serif" svg:font-family="sans-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30%" fo:font-weight="bold" officeooo:rsid="002f437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text-indent="0cm" style:auto-text-indent="false" fo:background-color="transparent"/>
      <style:text-properties fo:color="#666666"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5</text:chapter><text:tab/><text:tab/><text:title>Práctica 3 SLCS</text:title></text:p>
      </style:header>
      <style:footer>
        <text:p text:style-name="MP2"><text:initial-creator>Eduardo Arroyo Ramírez</text:initial-creator><text:tab/><text:tab/>Página <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11M4S</meta:editing-duration>
    <meta:editing-cycles>4</meta:editing-cycles>
    <meta:generator>LibreOffice/6.4.2.2$Windows_X86_64 LibreOffice_project/4e471d8c02c9c90f512f7f9ead8875b57fcb1ec3</meta:generator>
    <dc:title>Práctica 3 SLCS</dc:title>
    <meta:initial-creator>Eduardo Arroyo Ramírez</meta:initial-creator>
    <dc:date>2020-04-13T21:24:08.657000000</dc:date>
    <dc:creator>Eduardo Arroyo Ramírez</dc:creator>
    <meta:document-statistic meta:table-count="1" meta:image-count="0" meta:object-count="0" meta:page-count="8" meta:paragraph-count="152" meta:word-count="2109" meta:character-count="13653" meta:non-whitespace-character-count="11660"/>
  </office:meta>
</office:document-meta>
</file>